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text-properties style:font-name="Brix Slab Regular"/>
    </style:style>
    <style:style style:name="P26" style:family="paragraph" style:parent-style-name="Text_20_body" style:list-style-name="L8">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as </text:span><text:span text:style-name="Strong_20_Emphasis"><text:span text:style-name="T1">senseBox Outdoor-Gehäuse</text:span></text:span><text:span text:style-name="T1"> ist ein robustes, wetterfestes Gehäuse, das speziell für die Installation und den Schutz von senseBox-Komponenten in Außenbereichen entwickelt wurde. Es bietet Schutz vor Umweltfaktoren wie Regen, Staub und direkter Sonneneinstrahlung, was es ideal für den Einsatz in Umgebungen macht, in denen die Sensoren den Elementen ausgesetzt sind. Das Gehäuse ist vielseitig und ermöglicht die Integration verschiedener Sensoren und Module, um eine vollständige Outdoor-Umweltüberwachungsstation zu schaffen.</text:span></text:p>
      <text:h text:style-name="P2" text:outline-level="3">Ausführliches Datenblatt für das senseBox Outdoor-Gehäuse</text:h>
      <text:h text:style-name="P3" text:outline-level="4">Allgemeine Informationen</text:h>
      <text:list xml:id="list2939724383" text:style-name="L1">
        <text:list-item>
          <text:p text:style-name="P7"><text:span text:style-name="Strong_20_Emphasis"><text:span text:style-name="T1">Produktname:</text:span></text:span><text:span text:style-name="T1"> senseBox Outdoor-Gehäuse</text:span></text:p>
        </text:list-item>
        <text:list-item>
          <text:p text:style-name="P6"><text:span text:style-name="Strong_20_Emphasis"><text:span text:style-name="T1">Einsatzbereiche:</text:span></text:span><text:span text:style-name="T1"> Umweltüberwachung, Citizen Science, Forschung, industrielle Anwendungen</text:span></text:p>
        </text:list-item>
      </text:list>
      <text:h text:style-name="P3" text:outline-level="4">Technische Spezifikationen</text:h>
      <text:h text:style-name="P4" text:outline-level="5">Material und Aufbau</text:h>
      <text:list xml:id="list990485889" text:style-name="L2">
        <text:list-item>
          <text:p text:style-name="P9"><text:span text:style-name="Strong_20_Emphasis"><text:span text:style-name="T1">Material:</text:span></text:span><text:span text:style-name="T1"> Hochwertiger, UV-beständiger Kunststoff (typischerweise Polycarbonat oder ABS)</text:span></text:p>
        </text:list-item>
        <text:list-item>
          <text:p text:style-name="P9"><text:span text:style-name="Strong_20_Emphasis"><text:span text:style-name="T1">Farbe:</text:span></text:span><text:span text:style-name="T1"> Hellgrau oder weiß, um die Wärmeaufnahme durch Sonneneinstrahlung zu minimieren</text:span></text:p>
        </text:list-item>
        <text:list-item>
          <text:p text:style-name="P9"><text:span text:style-name="Strong_20_Emphasis"><text:span text:style-name="T1">Schutzart:</text:span></text:span><text:span text:style-name="T1"> IP65 (staubdicht und geschützt gegen Strahlwasser aus allen Richtungen)</text:span></text:p>
        </text:list-item>
        <text:list-item>
          <text:p text:style-name="P8"><text:span text:style-name="Strong_20_Emphasis"><text:span text:style-name="T1">Aufbau:</text:span></text:span><text:span text:style-name="T1"> Robustes Gehäuse mit abgedichteten Öffnungen und Montagemöglichkeiten für verschiedene Sensoren und Elektronikmodule</text:span></text:p>
        </text:list-item>
      </text:list>
      <text:h text:style-name="P4" text:outline-level="5">Abmessungen</text:h>
      <text:list xml:id="list1001351097" text:style-name="L3">
        <text:list-item>
          <text:p text:style-name="P11"><text:span text:style-name="Strong_20_Emphasis"><text:span text:style-name="T1">Außenmaße:</text:span></text:span><text:span text:style-name="T1"> Typischerweise ca. 200 mm x 200 mm x 100 mm (je nach Modell)</text:span></text:p>
        </text:list-item>
        <text:list-item>
          <text:p text:style-name="P11"><text:span text:style-name="Strong_20_Emphasis"><text:span text:style-name="T1">Innenmaße:</text:span></text:span><text:span text:style-name="T1"> Ausreichend Platz für die Installation der senseBox MCU, Batterien und zusätzlicher Module</text:span></text:p>
        </text:list-item>
        <text:list-item>
          <text:p text:style-name="P10"><text:span text:style-name="Strong_20_Emphasis"><text:span text:style-name="T1">Gewicht:</text:span></text:span><text:span text:style-name="T1"> Je nach Ausführung ca. 1 bis 2 kg</text:span></text:p>
        </text:list-item>
      </text:list>
      <text:h text:style-name="P4" text:outline-level="5">Montage und Installation</text:h>
      <text:list xml:id="list923056669" text:style-name="L4">
        <text:list-item>
          <text:p text:style-name="P13"><text:span text:style-name="Strong_20_Emphasis"><text:span text:style-name="T1">Montagemöglichkeiten:</text:span></text:span></text:p>
          <text:list>
            <text:list-item>
              <text:p text:style-name="P13"><text:span text:style-name="Strong_20_Emphasis"><text:span text:style-name="T1">Mastmontage:</text:span></text:span><text:span text:style-name="T1"> Befestigung an Masten oder Pfosten mithilfe von Montageklemmen</text:span></text:p>
            </text:list-item>
            <text:list-item>
              <text:p text:style-name="P13"><text:span text:style-name="Strong_20_Emphasis"><text:span text:style-name="T1">Wandmontage:</text:span></text:span><text:span text:style-name="T1"> Möglichkeit zur Befestigung an Wänden oder anderen festen Strukturen</text:span></text:p>
            </text:list-item>
          </text:list>
        </text:list-item>
        <text:list-item>
          <text:p text:style-name="P12"><text:span text:style-name="Strong_20_Emphasis"><text:span text:style-name="T1">Kabeleinführung:</text:span></text:span><text:span text:style-name="T1"> Wasserdichte Kabelverschraubungen zur sicheren Durchführung von Kabeln in das Gehäuse</text:span></text:p>
        </text:list-item>
      </text:list>
      <text:h text:style-name="P4" text:outline-level="5">Schutzfunktionen</text:h>
      <text:list xml:id="list853804182" text:style-name="L5">
        <text:list-item>
          <text:p text:style-name="P15"><text:span text:style-name="Strong_20_Emphasis"><text:span text:style-name="T1">Witterungsschutz:</text:span></text:span><text:span text:style-name="T1"> Schutz vor Regen, Schnee, Staub und UV-Strahlung, um die Lebensdauer der Elektronik zu verlängern</text:span></text:p>
        </text:list-item>
        <text:list-item>
          <text:p text:style-name="P15"><text:soft-page-break/><text:span text:style-name="Strong_20_Emphasis"><text:span text:style-name="T1">Belüftung:</text:span></text:span><text:span text:style-name="T1"> Optionale Belüftungsöffnungen mit Insektenschutz, um Kondensation zu vermeiden und eine gute Luftzirkulation zu gewährleisten</text:span></text:p>
        </text:list-item>
        <text:list-item>
          <text:p text:style-name="P14"><text:span text:style-name="Strong_20_Emphasis"><text:span text:style-name="T1">Temperaturschutz:</text:span></text:span><text:span text:style-name="T1"> Geeignet für den Betrieb in einem weiten Temperaturbereich, typischerweise -20°C bis +50°C</text:span></text:p>
        </text:list-item>
      </text:list>
      <text:h text:style-name="P3" text:outline-level="4">Funktionen und Merkmale</text:h>
      <text:list xml:id="list1701263087" text:style-name="L6">
        <text:list-item>
          <text:p text:style-name="P17"><text:span text:style-name="Strong_20_Emphasis"><text:span text:style-name="T1">Anpassungsfähigkeit:</text:span></text:span><text:span text:style-name="T1"> Platz für verschiedene Sensoren und Module, einschließlich Temperatur-, Feuchtigkeits-, Luftdruck- und Luftqualitätssensoren</text:span></text:p>
        </text:list-item>
        <text:list-item>
          <text:p text:style-name="P17"><text:span text:style-name="Strong_20_Emphasis"><text:span text:style-name="T1">Einfache Wartung:</text:span></text:span><text:span text:style-name="T1"> Zugang zu den Komponenten durch eine abnehmbare Frontabdeckung oder Tür, die durch Schrauben oder Schnappverschlüsse gesichert ist</text:span></text:p>
        </text:list-item>
        <text:list-item>
          <text:p text:style-name="P16"><text:span text:style-name="Strong_20_Emphasis"><text:span text:style-name="T1">Kabelmanagement:</text:span></text:span><text:span text:style-name="T1"> Integrierte Lösungen zur Organisation und sicheren Befestigung der internen Verkabelung</text:span></text:p>
        </text:list-item>
      </text:list>
      <text:h text:style-name="P3" text:outline-level="4">Anwendungsbereiche</text:h>
      <text:list xml:id="list1137597861" text:style-name="L7">
        <text:list-item>
          <text:p text:style-name="P19"><text:span text:style-name="Strong_20_Emphasis"><text:span text:style-name="T1">Umweltüberwachung:</text:span></text:span><text:span text:style-name="T1"> Sammeln von Daten zu Temperatur, Luftqualität, Feuchtigkeit und anderen Umweltfaktoren</text:span></text:p>
        </text:list-item>
        <text:list-item>
          <text:p text:style-name="P19"><text:span text:style-name="Strong_20_Emphasis"><text:span text:style-name="T1">Citizen Science:</text:span></text:span><text:span text:style-name="T1"> Unterstützung von Bürgerwissenschaftsprojekten durch Bereitstellung einer robusten und zuverlässigen Plattform für Datenüberwachung</text:span></text:p>
        </text:list-item>
        <text:list-item>
          <text:p text:style-name="P19"><text:span text:style-name="Strong_20_Emphasis"><text:span text:style-name="T1">Forschung:</text:span></text:span><text:span text:style-name="T1"> Einsatz in wissenschaftlichen Studien zur Langzeitüberwachung von Umweltdaten</text:span></text:p>
        </text:list-item>
        <text:list-item>
          <text:p text:style-name="P18"><text:span text:style-name="Strong_20_Emphasis"><text:span text:style-name="T1">Industrielle Anwendungen:</text:span></text:span><text:span text:style-name="T1"> Überwachung von Umgebungsbedingungen in industriellen Außenbereichen</text:span></text:p>
        </text:list-item>
      </text:list>
      <text:h text:style-name="P3" text:outline-level="4">Sicherheits- und Nutzungsrichtlinien</text:h>
      <text:list xml:id="list831605555" text:style-name="L8">
        <text:list-item>
          <text:p text:style-name="P20"><text:span text:style-name="Strong_20_Emphasis"><text:span text:style-name="T1">Installation:</text:span></text:span></text:p>
          <text:list>
            <text:list-item>
              <text:p text:style-name="P25">Sicherstellen, dass das Gehäuse korrekt montiert und die Kabel ordnungsgemäß abgedichtet sind, um Wassereintritt zu verhindern</text:p>
            </text:list-item>
            <text:list-item>
              <text:p text:style-name="P25">Regelmäßige Überprüfung auf Beschädigungen und Dichtheit, insbesondere nach extremen Wetterbedingungen</text:p>
            </text:list-item>
          </text:list>
        </text:list-item>
        <text:list-item>
          <text:p text:style-name="P20"><text:span text:style-name="Strong_20_Emphasis"><text:span text:style-name="T1">Wartung:</text:span></text:span></text:p>
          <text:list>
            <text:list-item>
              <text:p text:style-name="P25">Gelegentliche Reinigung des Gehäuses und der Belüftungsöffnungen, um die Funktionalität und den Schutz zu gewährleisten</text:p>
            </text:list-item>
            <text:list-item>
              <text:p text:style-name="P26">Überprüfung der Innenkondensationsbildung und ggf. Maßnahmen zur Verbesserung der Belüftung</text:p>
            </text:list-item>
          </text:list>
        </text:list-item>
      </text:list>
      <text:h text:style-name="P3" text:outline-level="4">Verpackung und Lieferung</text:h>
      <text:list xml:id="list1514877369" text:style-name="L9">
        <text:list-item>
          <text:p text:style-name="P22"><text:span text:style-name="Strong_20_Emphasis"><text:span text:style-name="T1">Lieferumfang:</text:span></text:span><text:span text:style-name="T1"> Outdoor-Gehäuse, Montagematerial (z.B. Schrauben, Dichtungen), Kurzanleitung</text:span></text:p>
        </text:list-item>
        <text:list-item>
          <text:p text:style-name="P21"><text:span text:style-name="Strong_20_Emphasis"><text:span text:style-name="T1">Verpackung:</text:span></text:span><text:span text:style-name="T1"> Stabile Verpackung zum Schutz vor Transportschäden, antistatisch verpackte Komponenten</text:span></text:p>
        </text:list-item>
      </text:list>
      <text:h text:style-name="P3" text:outline-level="4"><text:soft-page-break/>Hinweise und Empfehlungen</text:h>
      <text:list xml:id="list586146381" text:style-name="L10">
        <text:list-item>
          <text:p text:style-name="P24"><text:span text:style-name="Strong_20_Emphasis"><text:span text:style-name="T1">Kompatibilität:</text:span></text:span><text:span text:style-name="T1"> Geeignet für die Installation verschiedener senseBox-Module und Sensoren</text:span></text:p>
        </text:list-item>
        <text:list-item>
          <text:p text:style-name="P24"><text:span text:style-name="Strong_20_Emphasis"><text:span text:style-name="T1">Einsatzbedingungen:</text:span></text:span><text:span text:style-name="T1"> Entwickelt für den Einsatz in gemäßigten bis extremen klimatischen Bedingungen</text:span></text:p>
        </text:list-item>
        <text:list-item>
          <text:p text:style-name="P23"><text:span text:style-name="Strong_20_Emphasis"><text:span text:style-name="T1">Erweiterungsmöglichkeiten:</text:span></text:span><text:span text:style-name="T1"> Möglichkeit zur Integration von Solarzellen zur Energieversorgung und zusätzlichen Kommunikationsmodulen (z.B. GSM, LoRa)</text:span></text:p>
        </text:list-item>
      </text:list>
      <text:p text:style-name="P1"/>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Outdoor-Gehäuses.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03:15.295248926</meta:creation-date>
    <dc:date>2024-07-30T12:03:39.782307637</dc:date>
    <meta:editing-duration>PT26S</meta:editing-duration>
    <meta:editing-cycles>1</meta:editing-cycles>
    <meta:document-statistic meta:table-count="0" meta:image-count="0" meta:object-count="0" meta:page-count="3" meta:paragraph-count="48" meta:word-count="519" meta:character-count="4383" meta:non-whitespace-character-count="3946"/>
    <meta:generator>LibreOffice/7.3.7.2$Linux_X86_64 LibreOffice_project/30$Build-2</meta:generator>
  </office:meta>
</office:document-meta>
</file>